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middle" fo:background-color="transparent" style:cell-protect="none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56">
      <style:table-cell-properties fo:border="thin solid #000000" style:vertical-align="middle" fo:background-color="transparent"/>
    </style:style>
    <style:style style:name="ce16" style:family="table-cell" style:parent-style-name="Default" style:data-style-name="N56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17" style:family="table-cell" style:parent-style-name="Default" style:data-style-name="N56">
      <style:table-cell-properties style:vertical-align="middle" fo:background-color="transparent"/>
    </style:style>
    <style:style style:name="ce18" style:family="table-cell" style:parent-style-name="Default" style:data-style-name="N5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56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20" style:family="table-cell" style:parent-style-name="Default" style:data-style-name="N5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June_2017.R4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June_2017.S4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June_2017.T4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June_2017.U4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6]));ISBLANK([.B6])))" style:apply-style-name="cf1" style:base-cell-address="June_2017.B6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5]));ISBLANK([.B5])))" style:apply-style-name="cf1" style:base-cell-address="June_2017.B5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June_2017.B4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5]));ISBLANK([.C5])))" style:apply-style-name="cf1" style:base-cell-address="June_2017.C5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6]));ISBLANK([.C6])))" style:apply-style-name="cf1" style:base-cell-address="June_2017.C6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June_2017.C4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June_2017.D4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June_2017.D5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June_2017.D6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June_2017.F4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June_2017.H4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June_2017.J4"/>
    </style:style>
    <style:style style:name="ce65" style:family="table-cell" style:parent-style-name="Default" style:data-style-name="N56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June_2017.AK4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June_2017.AK5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June_2017.AE5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June_2017.AD6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June_2017.AD5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June_2017.R5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June_2017.V4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June_2017.X4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June_2017.L4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June_2017.M4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June_2017.N4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June_2017.N5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June_2017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June_2017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6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6">
            <text:p>Interim managers</text:p>
          </table:table-cell>
          <table:covered-table-cell/>
          <table:table-cell office:value-type="string" table:number-columns-spanned="2" table:number-rows-spanned="1" table:style-name="ce36">
            <text:p>Specialist Contractors</text:p>
          </table:table-cell>
          <table:covered-table-cell/>
          <table:table-cell office:value-type="string" table:number-columns-spanned="2" table:number-rows-spanned="1" table:style-name="ce36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8">
            <text:p>Department for International Development</text:p>
          </table:table-cell>
          <table:table-cell office:value-type="string" table:style-name="ce55">
            <text:p>Ministerial Department</text:p>
          </table:table-cell>
          <table:table-cell office:value-type="string" table:style-name="ce58">
            <text:p>Department for International Development</text:p>
          </table:table-cell>
          <table:table-cell office:value-type="float" office:value="92" table:style-name="ce59">
            <text:p>92</text:p>
          </table:table-cell>
          <table:table-cell office:value-type="float" office:value="89.2" table:style-name="ce11">
            <text:p>89.2</text:p>
          </table:table-cell>
          <table:table-cell office:value-type="float" office:value="215" table:style-name="ce62">
            <text:p>215</text:p>
          </table:table-cell>
          <table:table-cell office:value-type="float" office:value="206.42" table:style-name="ce11">
            <text:p>206.42</text:p>
          </table:table-cell>
          <table:table-cell office:value-type="float" office:value="595" table:style-name="ce63">
            <text:p>595</text:p>
          </table:table-cell>
          <table:table-cell office:value-type="float" office:value="583.13" table:style-name="ce11">
            <text:p>583.13</text:p>
          </table:table-cell>
          <table:table-cell office:value-type="float" office:value="1264" table:style-name="ce64">
            <text:p>1264</text:p>
          </table:table-cell>
          <table:table-cell office:value-type="float" office:value="1225.29" table:style-name="ce11">
            <text:p>1225.29</text:p>
          </table:table-cell>
          <table:table-cell office:value-type="float" office:value="90" table:style-name="ce73">
            <text:p>90</text:p>
          </table:table-cell>
          <table:table-cell office:value-type="float" office:value="88.57" table:style-name="ce74">
            <text:p>88.57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float" office:value="2256" table:formula="of:=SUM([.D4];[.F4];[.L4];[.H4];[.J4];[.N4])" table:content-validation-name="val1" table:style-name="ce13">
            <text:p>2,256</text:p>
          </table:table-cell>
          <table:table-cell office:value-type="float" office:value="2192.61" table:formula="of:=SUM([.E4];[.G4];[.I4];[.K4];[.M4])" table:content-validation-name="val1" table:style-name="ce13">
            <text:p>2,193</text:p>
          </table:table-cell>
          <table:table-cell office:value-type="float" office:value="16" table:style-name="ce49">
            <text:p>16</text:p>
          </table:table-cell>
          <table:table-cell office:value-type="float" office:value="16" table:style-name="ce50">
            <text:p>16</text:p>
          </table:table-cell>
          <table:table-cell office:value-type="string" table:style-name="ce51">
            <text:p>NIL</text:p>
          </table:table-cell>
          <table:table-cell office:value-type="string" table:style-name="ce52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16" table:formula="of:=SUM([.R4];[.T4];[.V4];[.X4];)" table:style-name="ce14">
            <text:p>16</text:p>
          </table:table-cell>
          <table:table-cell office:value-type="float" office:value="16" table:formula="of:=SUM([.S4];[.U4];[.W4];[.Y4])" table:style-name="ce14">
            <text:p>16</text:p>
          </table:table-cell>
          <table:table-cell office:value-type="float" office:value="2272" table:formula="of:=[.P4]+[.Z4]" table:style-name="ce13">
            <text:p>2,272</text:p>
          </table:table-cell>
          <table:table-cell office:value-type="float" office:value="2208.61" table:formula="of:=[.Q4]+[.AA4]" table:style-name="ce13">
            <text:p>2,209</text:p>
          </table:table-cell>
          <table:table-cell office:value-type="currency" office:value="8910560.7699999996" table:style-name="ce15">
            <text:p>£8,910,560.77</text:p>
          </table:table-cell>
          <table:table-cell office:value-type="currency" office:value="39833.26" table:style-name="ce15">
            <text:p>£39,833.26</text:p>
          </table:table-cell>
          <table:table-cell office:value-type="currency" office:value="896090" table:style-name="ce16">
            <text:p>£896,090.00</text:p>
          </table:table-cell>
          <table:table-cell office:value-type="currency" office:value="47159.009999999995" table:style-name="ce15">
            <text:p>£47,159.01</text:p>
          </table:table-cell>
          <table:table-cell office:value-type="currency" office:value="1929036.0799999998" table:style-name="ce15">
            <text:p>£1,929,036.08</text:p>
          </table:table-cell>
          <table:table-cell office:value-type="currency" office:value="931705.55" table:style-name="ce17">
            <text:p>£931,705.55</text:p>
          </table:table-cell>
          <table:table-cell office:value-type="currency" office:value="12754384.67" table:formula="of:=SUM([.AD4:.AI4])" table:style-name="ce18">
            <text:p>£12,754,384.67</text:p>
          </table:table-cell>
          <table:table-cell office:value-type="currency" office:value="92425.58000000006" table:style-name="ce65">
            <text:p>£92,425.58</text:p>
          </table:table-cell>
          <table:table-cell office:value-type="currency" office:value="0" table:style-name="ce16">
            <text:p>£0.00</text:p>
          </table:table-cell>
          <table:table-cell office:value-type="currency" office:value="92425.58000000006" table:formula="of:=SUM([.AK4:.AL4])" table:style-name="ce20">
            <text:p>£92,425.58</text:p>
          </table:table-cell>
          <table:table-cell office:value-type="currency" office:value="12846810.25" table:formula="of:=SUM([.AM4];[.AJ4])" table:style-name="ce20">
            <text:p>£12,846,810.25</text:p>
          </table:table-cell>
          <table:table-cell table:number-columns-repeated="16344"/>
        </table:table-row>
        <table:table-row table:style-name="ro5">
          <table:table-cell office:value-type="string" table:style-name="ce9">
            <text:p>Independent Commission for Aid Impact</text:p>
          </table:table-cell>
          <table:table-cell office:value-type="string" table:style-name="ce54">
            <text:p>Executive Non-Departmental Public Body</text:p>
          </table:table-cell>
          <table:table-cell office:value-type="string" table:style-name="ce56">
            <text:p>Department for International Development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float" office:value="10" table:style-name="ce76">
            <text:p>10</text:p>
          </table:table-cell>
          <table:table-cell office:value-type="float" office:value="6" table:style-name="ce77">
            <text:p>6</text:p>
          </table:table-cell>
          <table:table-cell office:value-type="float" office:value="10" table:formula="of:=SUM([.D5];[.F5];[.H5];[.J5];[.L5];[.N5])" table:content-validation-name="val1" table:style-name="ce13">
            <text:p>10</text:p>
          </table:table-cell>
          <table:table-cell office:value-type="float" office:value="6" table:formula="of:=SUM([.E5];[.G5];[.I5];[.K5];[.M5];[.O5])" table:content-validation-name="val1" table:style-name="ce13">
            <text:p>6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formula="of:=SUM([.R5];[.T5];[.V5];[.X5];)" table:style-name="ce14">
            <text:p>0</text:p>
          </table:table-cell>
          <table:table-cell office:value-type="float" office:value="0" table:formula="of:=SUM([.S5];[.U5];[.W5];[.Y5])" table:style-name="ce14">
            <text:p>0</text:p>
          </table:table-cell>
          <table:table-cell office:value-type="float" office:value="10" table:formula="of:=[.P5]+[.Z5]" table:style-name="ce13">
            <text:p>10</text:p>
          </table:table-cell>
          <table:table-cell office:value-type="float" office:value="6" table:formula="of:=[.Q5]+[.AA5]" table:style-name="ce13">
            <text:p>6</text:p>
          </table:table-cell>
          <table:table-cell office:value-type="string" table:style-name="ce69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formula="of:=SUM([.AD5:.AI5])" table:style-name="ce18">
            <text:p>£0.00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formula="of:=SUM([.AK5:.AL5])" table:style-name="ce20">
            <text:p>£0.00</text:p>
          </table:table-cell>
          <table:table-cell office:value-type="currency" office:value="0" table:formula="of:=SUM([.AM5];[.AJ5])" table:style-name="ce20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9">
            <text:p>Commonwealth Scholarship Commission</text:p>
          </table:table-cell>
          <table:table-cell office:value-type="string" table:style-name="ce53">
            <text:p>Executive Non-Departmental Public Body</text:p>
          </table:table-cell>
          <table:table-cell office:value-type="string" table:style-name="ce57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0" table:formula="of:=SUM([.D6];[.F6];[.H6];[.J6];[.L6];[.N6])" table:content-validation-name="val1" table:style-name="ce13">
            <text:p>0</text:p>
          </table:table-cell>
          <table:table-cell office:value-type="float" office:value="0" table:formula="of:=SUM([.E6];[.G6];[.I6];[.K6];[.M6];[.O6])" table:content-validation-name="val1" table:style-name="ce13">
            <text:p>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formula="of:=SUM([.R6];[.T6];[.V6];[.X6];)" table:style-name="ce14">
            <text:p>0</text:p>
          </table:table-cell>
          <table:table-cell office:value-type="float" office:value="0" table:formula="of:=SUM([.S6];[.U6];[.W6];[.Y6])" table:style-name="ce14">
            <text:p>0</text:p>
          </table:table-cell>
          <table:table-cell office:value-type="float" office:value="0" table:formula="of:=[.P6]+[.Z6]" table:style-name="ce13">
            <text:p>0</text:p>
          </table:table-cell>
          <table:table-cell office:value-type="float" office:value="0" table:formula="of:=[.Q6]+[.AA6]" table:style-name="ce13">
            <text:p>0</text:p>
          </table:table-cell>
          <table:table-cell office:value-type="string" table:style-name="ce68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formula="of:=SUM([.AD6:.AI6])" table:style-name="ce18">
            <text:p>£0.00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formula="of:=SUM([.AK6:.AL6])" table:style-name="ce20">
            <text:p>£0.00</text:p>
          </table:table-cell>
          <table:table-cell office:value-type="currency" office:value="0" table:formula="of:=SUM([.AM6];[.AJ6])" table:style-name="ce20">
            <text:p>£0.00</text:p>
          </table:table-cell>
          <table:table-cell table:number-columns-repeated="16344"/>
        </table:table-row>
        <table:table-row table:number-rows-repeated="465" table:style-name="ro6">
          <table:table-cell table:number-columns-repeated="40" table:style-name="ce11"/>
          <table:table-cell table:number-columns-repeated="16344"/>
        </table:table-row>
        <table:table-row table:number-rows-repeated="3" table:style-name="ro6">
          <table:table-cell table:number-columns-repeated="15" table:style-name="ce11"/>
          <table:table-cell table:content-validation-name="val1" table:style-name="ce11"/>
          <table:table-cell table:content-validation-name="val1" table:style-name="ce11"/>
          <table:table-cell table:number-columns-repeated="23" table:style-name="ce11"/>
          <table:table-cell table:number-columns-repeated="16344"/>
        </table:table-row>
        <table:table-row table:number-rows-repeated="65059" table:style-name="ro6">
          <table:table-cell table:number-columns-repeated="15"/>
          <table:table-cell table:content-validation-name="val1" table:style-name="ce2"/>
          <table:table-cell table:content-validation-name="val1" table:style-name="ce2"/>
          <table:table-cell table:number-columns-repeated="16367"/>
        </table:table-row>
        <table:table-row table:number-rows-repeated="983043" table:style-name="ro6">
          <table:table-cell table:number-columns-repeated="16384"/>
        </table:table-row>
        <table:named-expressions>
          <table:named-range table:name="Print_Area" table:cell-range-address="June_2017.$A$1:June_2017.$AN$6" table:base-cell-address="June_2017.$A$1"/>
        </table:named-expressions>
      </table:table>
      <table:named-expressions>
        <table:named-expression table:name="List_of_organisations" table:expression="of:=[.#REF!]" table:base-cell-address="June_2017.$A$1"/>
        <table:named-expression table:name="Main_Department" table:expression="of:=[.#REF!]" table:base-cell-address="June_2017.$A$1"/>
        <table:named-expression table:name="Organisation_Type" table:expression="of:=[.#REF!]" table:base-cell-address="June_2017.$A$1"/>
        <table:named-expression table:name="Yes_No" table:expression="of:=[.#REF!]" table:base-cell-address="June_2017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9-15T12:36:50Z</meta:creation-date>
    <dc:date>2017-09-15T12:37:01Z</dc:date>
  </office:meta>
</office:document-meta>
</file>